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1A000003D4DBE3F7C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9.965cm" svg:height="23.791cm" svg:x="1.835cm" svg:y="0.009cm">
          <draw:image xlink:href="Pictures/100000000000051A000003D4DBE3F7C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30T13:42:47.693761010</meta:creation-date>
    <dc:date>2016-09-30T14:11:04.125432856</dc:date>
    <meta:editing-duration>PT27M29S</meta:editing-duration>
    <meta:editing-cycles>2</meta:editing-cycles>
    <meta:generator>LibreOffice/4.2.8.2$Linux_X86_64 LibreOffice_project/420m0$Build-2</meta:generator>
    <meta:document-statistic meta:object-count="24"/>
  </office:meta>
</office:document-meta>
</file>